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ademy" svg:font-family="Academy"/>
    <style:font-face style:name="Arial" svg:font-family="Arial"/>
    <style:font-face style:name="Arial CE" svg:font-family="'Arial CE'"/>
    <style:font-face style:name="Arial Cyr" svg:font-family="'Arial Cyr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Roboto" svg:font-family="Roboto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3071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0.8598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8854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ta1" style:family="table" style:master-page-name="PageStyle_5f_2010-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335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3508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normal" style:font-size-asian="8pt" style:font-style-asian="italic" style:font-weight-asian="normal" style:font-name-complex="Roboto" style:font-size-complex="8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italic" fo:text-shadow="none" style:text-underline-style="none" fo:font-weight="normal" style:font-size-asian="8pt" style:font-style-asian="italic" style:font-weight-asian="normal" style:font-name-complex="Roboto" style:font-size-complex="8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italic" fo:text-shadow="none" style:text-underline-style="none" fo:font-weight="normal" style:font-size-asian="8pt" style:font-style-asian="italic" style:font-weight-asian="normal" style:font-name-complex="Roboto" style:font-size-complex="8pt" style:font-style-complex="italic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" style:family="table-cell" style:parent-style-name="Default" style:data-style-name="N174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1" style:family="table-cell" style:parent-style-name="Default" style:data-style-name="N174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2" style:family="table-cell" style:parent-style-name="Default" style:data-style-name="N174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0-2024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4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5" table:default-cell-style-name="ce8"/>
        <table:table-row table:style-name="ro1">
          <table:table-cell table:style-name="ce1" office:value-type="string" calcext:value-type="string">
            <text:p>ОКЭД 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9" office:value-type="float" office:value="2022" calcext:value-type="float">
            <text:p>2022</text:p>
          </table:table-cell>
          <table:table-cell table:style-name="ce9" office:value-type="float" office:value="2023" calcext:value-type="float">
            <text:p>2023</text:p>
          </table:table-cell>
          <table:table-cell table:style-name="ce9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Сельское, лесное и рыбное хозяйство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6.6" calcext:value-type="float">
            <text:p>106.6</text:p>
          </table:table-cell>
          <table:table-cell table:style-name="ce11" office:value-type="float" office:value="114.4" calcext:value-type="float">
            <text:p>114.4</text:p>
          </table:table-cell>
          <table:table-cell table:style-name="ce11" office:value-type="float" office:value="115.9" calcext:value-type="float">
            <text:p>115.9</text:p>
          </table:table-cell>
          <table:table-cell table:style-name="ce10" office:value-type="float" office:value="113.4" calcext:value-type="float">
            <text:p>113.4</text:p>
          </table:table-cell>
          <table:table-cell table:style-name="ce10" office:value-type="float" office:value="118.2" calcext:value-type="float">
            <text:p>118.2</text:p>
          </table:table-cell>
          <table:table-cell table:style-name="ce11" office:value-type="float" office:value="100.4" calcext:value-type="float">
            <text:p>100.4</text:p>
          </table:table-cell>
          <table:table-cell table:style-name="ce11" office:value-type="float" office:value="102.5" calcext:value-type="float">
            <text:p>102.5</text:p>
          </table:table-cell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Горнодобывающая промышленность и разработка карьеров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18.6" calcext:value-type="float">
            <text:p>118.6</text:p>
          </table:table-cell>
          <table:table-cell table:style-name="ce11" office:value-type="float" office:value="105.7" calcext:value-type="float">
            <text:p>105.7</text:p>
          </table:table-cell>
          <table:table-cell table:style-name="ce11" office:value-type="float" office:value="89.3" calcext:value-type="float">
            <text:p>89.3</text:p>
          </table:table-cell>
          <table:table-cell table:style-name="ce10" office:value-type="float" office:value="135.7" calcext:value-type="float">
            <text:p>135.7</text:p>
          </table:table-cell>
          <table:table-cell table:style-name="ce10" office:value-type="float" office:value="129.1" calcext:value-type="float">
            <text:p>129.1</text:p>
          </table:table-cell>
          <table:table-cell table:style-name="ce11" office:value-type="float" office:value="96.4" calcext:value-type="float">
            <text:p>96.4</text:p>
          </table:table-cell>
          <table:table-cell table:style-name="ce11" office:value-type="float" office:value="105.3" calcext:value-type="float">
            <text:p>105.3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Обрабатывающая промышленность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10.2" calcext:value-type="float">
            <text:p>110.2</text:p>
          </table:table-cell>
          <table:table-cell table:style-name="ce11" office:value-type="float" office:value="106.6" calcext:value-type="float">
            <text:p>106.6</text:p>
          </table:table-cell>
          <table:table-cell table:style-name="ce11" office:value-type="float" office:value="111.4" calcext:value-type="float">
            <text:p>111.4</text:p>
          </table:table-cell>
          <table:table-cell table:style-name="ce10" office:value-type="float" office:value="118.1" calcext:value-type="float">
            <text:p>118.1</text:p>
          </table:table-cell>
          <table:table-cell table:style-name="ce10" office:value-type="float" office:value="117.7" calcext:value-type="float">
            <text:p>117.7</text:p>
          </table:table-cell>
          <table:table-cell table:style-name="ce11" office:value-type="float" office:value="101.4" calcext:value-type="float">
            <text:p>101.4</text:p>
          </table:table-cell>
          <table:table-cell table:style-name="ce11" office:value-type="float" office:value="104" calcext:value-type="float">
            <text:p>104.0</text:p>
          </table:table-cell>
          <table:table-cell table:style-name="ce12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Снабжение электроэнергией, газом, паром, горячейводой <text:s/>и кондиционированнымвоздухом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7.7" calcext:value-type="float">
            <text:p>107.7</text:p>
          </table:table-cell>
          <table:table-cell table:style-name="ce11" office:value-type="float" office:value="97.9" calcext:value-type="float">
            <text:p>97.9</text:p>
          </table:table-cell>
          <table:table-cell table:style-name="ce11" office:value-type="float" office:value="112" calcext:value-type="float">
            <text:p>112.0</text:p>
          </table:table-cell>
          <table:table-cell table:style-name="ce10" office:value-type="float" office:value="112.8" calcext:value-type="float">
            <text:p>112.8</text:p>
          </table:table-cell>
          <table:table-cell table:style-name="ce10" office:value-type="float" office:value="110.4" calcext:value-type="float">
            <text:p>110.4</text:p>
          </table:table-cell>
          <table:table-cell table:style-name="ce11" office:value-type="float" office:value="110.4" calcext:value-type="float">
            <text:p>110.4</text:p>
          </table:table-cell>
          <table:table-cell table:style-name="ce11" office:value-type="float" office:value="113.6" calcext:value-type="float">
            <text:p>113.6</text:p>
          </table:table-cell>
          <table:table-cell table:style-name="ce12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Водоснабжение; сбор, обработка и удаление отходов, деятельность поликвидации загрязнений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9.9" calcext:value-type="float">
            <text:p>109.9</text:p>
          </table:table-cell>
          <table:table-cell table:style-name="ce11" office:value-type="float" office:value="101.3" calcext:value-type="float">
            <text:p>101.3</text:p>
          </table:table-cell>
          <table:table-cell table:style-name="ce11" office:value-type="float" office:value="102.6" calcext:value-type="float">
            <text:p>102.6</text:p>
          </table:table-cell>
          <table:table-cell table:style-name="ce10" office:value-type="float" office:value="117.7" calcext:value-type="float">
            <text:p>117.7</text:p>
          </table:table-cell>
          <table:table-cell table:style-name="ce10" office:value-type="float" office:value="118.1" calcext:value-type="float">
            <text:p>118.1</text:p>
          </table:table-cell>
          <table:table-cell table:style-name="ce11" office:value-type="float" office:value="111.2" calcext:value-type="float">
            <text:p>111.2</text:p>
          </table:table-cell>
          <table:table-cell table:style-name="ce11" office:value-type="float" office:value="111.4" calcext:value-type="float">
            <text:p>111.4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<text:s text:c="2"/>Строительство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5.5" calcext:value-type="float">
            <text:p>105.5</text:p>
          </table:table-cell>
          <table:table-cell table:style-name="ce11" office:value-type="float" office:value="102.5" calcext:value-type="float">
            <text:p>102.5</text:p>
          </table:table-cell>
          <table:table-cell table:style-name="ce11" office:value-type="float" office:value="100.7" calcext:value-type="float">
            <text:p>100.7</text:p>
          </table:table-cell>
          <table:table-cell table:style-name="ce10" office:value-type="float" office:value="102.7" calcext:value-type="float">
            <text:p>102.7</text:p>
          </table:table-cell>
          <table:table-cell table:style-name="ce10" office:value-type="float" office:value="103.9" calcext:value-type="float">
            <text:p>103.9</text:p>
          </table:table-cell>
          <table:table-cell table:style-name="ce11" office:value-type="float" office:value="107.1" calcext:value-type="float">
            <text:p>107.1</text:p>
          </table:table-cell>
          <table:table-cell table:style-name="ce11" office:value-type="float" office:value="103.2" calcext:value-type="float">
            <text:p>103.2</text:p>
          </table:table-cell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Оптовая и розничнаяторговля; ремонт автомобилей и мотоциклов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5.6" calcext:value-type="float">
            <text:p>105.6</text:p>
          </table:table-cell>
          <table:table-cell table:style-name="ce11" office:value-type="float" office:value="106.2" calcext:value-type="float">
            <text:p>106.2</text:p>
          </table:table-cell>
          <table:table-cell table:style-name="ce11" office:value-type="float" office:value="106.7" calcext:value-type="float">
            <text:p>106.7</text:p>
          </table:table-cell>
          <table:table-cell table:style-name="ce10" office:value-type="float" office:value="110.7" calcext:value-type="float">
            <text:p>110.7</text:p>
          </table:table-cell>
          <table:table-cell table:style-name="ce10" office:value-type="float" office:value="115.6" calcext:value-type="float">
            <text:p>115.6</text:p>
          </table:table-cell>
          <table:table-cell table:style-name="ce11" office:value-type="float" office:value="118.6" calcext:value-type="float">
            <text:p>118.6</text:p>
          </table:table-cell>
          <table:table-cell table:style-name="ce11" office:value-type="float" office:value="108.4" calcext:value-type="float">
            <text:p>108.4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Транспорт и складирование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8.7" calcext:value-type="float">
            <text:p>108.7</text:p>
          </table:table-cell>
          <table:table-cell table:style-name="ce11" office:value-type="float" office:value="104.7" calcext:value-type="float">
            <text:p>104.7</text:p>
          </table:table-cell>
          <table:table-cell table:style-name="ce11" office:value-type="float" office:value="111.7" calcext:value-type="float">
            <text:p>111.7</text:p>
          </table:table-cell>
          <table:table-cell table:style-name="ce10" office:value-type="float" office:value="107.8" calcext:value-type="float">
            <text:p>107.8</text:p>
          </table:table-cell>
          <table:table-cell table:style-name="ce10" office:value-type="float" office:value="110.3" calcext:value-type="float">
            <text:p>110.3</text:p>
          </table:table-cell>
          <table:table-cell table:style-name="ce11" office:value-type="float" office:value="114" calcext:value-type="float">
            <text:p>114.0</text:p>
          </table:table-cell>
          <table:table-cell table:style-name="ce11" office:value-type="float" office:value="103.4" calcext:value-type="float">
            <text:p>103.4</text:p>
          </table:table-cell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Предоставление услуг по проживанию и питанию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6.4" calcext:value-type="float">
            <text:p>106.4</text:p>
          </table:table-cell>
          <table:table-cell table:style-name="ce11" office:value-type="float" office:value="109.3" calcext:value-type="float">
            <text:p>109.3</text:p>
          </table:table-cell>
          <table:table-cell table:style-name="ce11" office:value-type="float" office:value="112.6" calcext:value-type="float">
            <text:p>112.6</text:p>
          </table:table-cell>
          <table:table-cell table:style-name="ce10" office:value-type="float" office:value="106.7" calcext:value-type="float">
            <text:p>106.7</text:p>
          </table:table-cell>
          <table:table-cell table:style-name="ce10" office:value-type="float" office:value="126.2" calcext:value-type="float">
            <text:p>126.2</text:p>
          </table:table-cell>
          <table:table-cell table:style-name="ce11" office:value-type="float" office:value="119.6" calcext:value-type="float">
            <text:p>119.6</text:p>
          </table:table-cell>
          <table:table-cell table:style-name="ce11" office:value-type="float" office:value="115.5" calcext:value-type="float">
            <text:p>115.5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Информация и связь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4.3" calcext:value-type="float">
            <text:p>104.3</text:p>
          </table:table-cell>
          <table:table-cell table:style-name="ce11" office:value-type="float" office:value="109.2" calcext:value-type="float">
            <text:p>109.2</text:p>
          </table:table-cell>
          <table:table-cell table:style-name="ce11" office:value-type="float" office:value="112" calcext:value-type="float">
            <text:p>112.0</text:p>
          </table:table-cell>
          <table:table-cell table:style-name="ce10" office:value-type="float" office:value="104.1" calcext:value-type="float">
            <text:p>104.1</text:p>
          </table:table-cell>
          <table:table-cell table:style-name="ce10" office:value-type="float" office:value="109.1" calcext:value-type="float">
            <text:p>109.1</text:p>
          </table:table-cell>
          <table:table-cell table:style-name="ce11" office:value-type="float" office:value="113.4" calcext:value-type="float">
            <text:p>113.4</text:p>
          </table:table-cell>
          <table:table-cell table:style-name="ce11" office:value-type="float" office:value="108.2" calcext:value-type="float">
            <text:p>108.2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Финансовая и страховая деятельность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5.7" calcext:value-type="float">
            <text:p>105.7</text:p>
          </table:table-cell>
          <table:table-cell table:style-name="ce11" office:value-type="float" office:value="108.2" calcext:value-type="float">
            <text:p>108.2</text:p>
          </table:table-cell>
          <table:table-cell table:style-name="ce11" office:value-type="float" office:value="105.3" calcext:value-type="float">
            <text:p>105.3</text:p>
          </table:table-cell>
          <table:table-cell table:style-name="ce10" office:value-type="float" office:value="102" calcext:value-type="float">
            <text:p>102.0</text:p>
          </table:table-cell>
          <table:table-cell table:style-name="ce10" office:value-type="float" office:value="126.2" calcext:value-type="float">
            <text:p>126.2</text:p>
          </table:table-cell>
          <table:table-cell table:style-name="ce11" office:value-type="float" office:value="122.4" calcext:value-type="float">
            <text:p>122.4</text:p>
          </table:table-cell>
          <table:table-cell table:style-name="ce11" office:value-type="float" office:value="112.7" calcext:value-type="float">
            <text:p>112.7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Операции с недвижимым имуществом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3.1" calcext:value-type="float">
            <text:p>103.1</text:p>
          </table:table-cell>
          <table:table-cell table:style-name="ce11" office:value-type="float" office:value="106.9" calcext:value-type="float">
            <text:p>106.9</text:p>
          </table:table-cell>
          <table:table-cell table:style-name="ce11" office:value-type="float" office:value="98.5" calcext:value-type="float">
            <text:p>98.5</text:p>
          </table:table-cell>
          <table:table-cell table:style-name="ce10" office:value-type="float" office:value="103.7" calcext:value-type="float">
            <text:p>103.7</text:p>
          </table:table-cell>
          <table:table-cell table:style-name="ce10" office:value-type="float" office:value="121" calcext:value-type="float">
            <text:p>121.0</text:p>
          </table:table-cell>
          <table:table-cell table:style-name="ce11" office:value-type="float" office:value="129.2" calcext:value-type="float">
            <text:p>129.2</text:p>
          </table:table-cell>
          <table:table-cell table:style-name="ce11" office:value-type="float" office:value="122.2" calcext:value-type="float">
            <text:p>122.2</text:p>
          </table:table-cell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Профессиональная, научная и техническая деятельность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8.4" calcext:value-type="float">
            <text:p>108.4</text:p>
          </table:table-cell>
          <table:table-cell table:style-name="ce11" office:value-type="float" office:value="110.1" calcext:value-type="float">
            <text:p>110.1</text:p>
          </table:table-cell>
          <table:table-cell table:style-name="ce11" office:value-type="float" office:value="100.5" calcext:value-type="float">
            <text:p>100.5</text:p>
          </table:table-cell>
          <table:table-cell table:style-name="ce10" office:value-type="float" office:value="104.4" calcext:value-type="float">
            <text:p>104.4</text:p>
          </table:table-cell>
          <table:table-cell table:style-name="ce10" office:value-type="float" office:value="117.1" calcext:value-type="float">
            <text:p>117.1</text:p>
          </table:table-cell>
          <table:table-cell table:style-name="ce11" office:value-type="float" office:value="123.5" calcext:value-type="float">
            <text:p>123.5</text:p>
          </table:table-cell>
          <table:table-cell table:style-name="ce11" office:value-type="float" office:value="114.6" calcext:value-type="float">
            <text:p>114.6</text:p>
          </table:table-cell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Деятельность в области административного и вспомогательного обслуживания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8.3" calcext:value-type="float">
            <text:p>108.3</text:p>
          </table:table-cell>
          <table:table-cell table:style-name="ce11" office:value-type="float" office:value="114.2" calcext:value-type="float">
            <text:p>114.2</text:p>
          </table:table-cell>
          <table:table-cell table:style-name="ce11" office:value-type="float" office:value="105.4" calcext:value-type="float">
            <text:p>105.4</text:p>
          </table:table-cell>
          <table:table-cell table:style-name="ce10" office:value-type="float" office:value="108.2" calcext:value-type="float">
            <text:p>108.2</text:p>
          </table:table-cell>
          <table:table-cell table:style-name="ce10" office:value-type="float" office:value="123.1" calcext:value-type="float">
            <text:p>123.1</text:p>
          </table:table-cell>
          <table:table-cell table:style-name="ce11" office:value-type="float" office:value="124.1" calcext:value-type="float">
            <text:p>124.1</text:p>
          </table:table-cell>
          <table:table-cell table:style-name="ce11" office:value-type="float" office:value="112.5" calcext:value-type="float">
            <text:p>112.5</text:p>
          </table:table-cell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Государственное управление и оборона; обязательное социальное обеспечение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0.8" calcext:value-type="float">
            <text:p>100.8</text:p>
          </table:table-cell>
          <table:table-cell table:style-name="ce11" office:value-type="float" office:value="116.1" calcext:value-type="float">
            <text:p>116.1</text:p>
          </table:table-cell>
          <table:table-cell table:style-name="ce11" office:value-type="float" office:value="112.7" calcext:value-type="float">
            <text:p>112.7</text:p>
          </table:table-cell>
          <table:table-cell table:style-name="ce10" office:value-type="float" office:value="109" calcext:value-type="float">
            <text:p>109.0</text:p>
          </table:table-cell>
          <table:table-cell table:style-name="ce10" office:value-type="float" office:value="124.1" calcext:value-type="float">
            <text:p>124.1</text:p>
          </table:table-cell>
          <table:table-cell table:style-name="ce11" office:value-type="float" office:value="112.5" calcext:value-type="float">
            <text:p>112.5</text:p>
          </table:table-cell>
          <table:table-cell table:style-name="ce11" office:value-type="float" office:value="105.5" calcext:value-type="float">
            <text:p>105.5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Образование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4.4" calcext:value-type="float">
            <text:p>104.4</text:p>
          </table:table-cell>
          <table:table-cell table:style-name="ce11" office:value-type="float" office:value="105.3" calcext:value-type="float">
            <text:p>105.3</text:p>
          </table:table-cell>
          <table:table-cell table:style-name="ce11" office:value-type="float" office:value="131" calcext:value-type="float">
            <text:p>131.0</text:p>
          </table:table-cell>
          <table:table-cell table:style-name="ce10" office:value-type="float" office:value="122.3" calcext:value-type="float">
            <text:p>122.3</text:p>
          </table:table-cell>
          <table:table-cell table:style-name="ce10" office:value-type="float" office:value="124.1" calcext:value-type="float">
            <text:p>124.1</text:p>
          </table:table-cell>
          <table:table-cell table:style-name="ce11" office:value-type="float" office:value="123.6" calcext:value-type="float">
            <text:p>123.6</text:p>
          </table:table-cell>
          <table:table-cell table:style-name="ce11" office:value-type="float" office:value="113.1" calcext:value-type="float">
            <text:p>113.1</text:p>
          </table:table-cell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Здравоохранение и социальное обслуживание населения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7.5" calcext:value-type="float">
            <text:p>107.5</text:p>
          </table:table-cell>
          <table:table-cell table:style-name="ce11" office:value-type="float" office:value="110.9" calcext:value-type="float">
            <text:p>110.9</text:p>
          </table:table-cell>
          <table:table-cell table:style-name="ce11" office:value-type="float" office:value="131.2" calcext:value-type="float">
            <text:p>131.2</text:p>
          </table:table-cell>
          <table:table-cell table:style-name="ce10" office:value-type="float" office:value="132" calcext:value-type="float">
            <text:p>132.0</text:p>
          </table:table-cell>
          <table:table-cell table:style-name="ce10" office:value-type="float" office:value="116.8" calcext:value-type="float">
            <text:p>116.8</text:p>
          </table:table-cell>
          <table:table-cell table:style-name="ce11" office:value-type="float" office:value="115.7" calcext:value-type="float">
            <text:p>115.7</text:p>
          </table:table-cell>
          <table:table-cell table:style-name="ce11" office:value-type="float" office:value="112.2" calcext:value-type="float">
            <text:p>112.2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Искусство, развлечения и отдых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4.4" calcext:value-type="float">
            <text:p>104.4</text:p>
          </table:table-cell>
          <table:table-cell table:style-name="ce11" office:value-type="float" office:value="112.7" calcext:value-type="float">
            <text:p>112.7</text:p>
          </table:table-cell>
          <table:table-cell table:style-name="ce11" office:value-type="float" office:value="121.6" calcext:value-type="float">
            <text:p>121.6</text:p>
          </table:table-cell>
          <table:table-cell table:style-name="ce10" office:value-type="float" office:value="108.6" calcext:value-type="float">
            <text:p>108.6</text:p>
          </table:table-cell>
          <table:table-cell table:style-name="ce10" office:value-type="float" office:value="123.7" calcext:value-type="float">
            <text:p>123.7</text:p>
          </table:table-cell>
          <table:table-cell table:style-name="ce11" office:value-type="float" office:value="119.6" calcext:value-type="float">
            <text:p>119.6</text:p>
          </table:table-cell>
          <table:table-cell table:style-name="ce11" office:value-type="float" office:value="116.3" calcext:value-type="float">
            <text:p>116.3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Предоставление прочих видов услуг</text:p>
          </table:table-cell>
          <table:table-cell table:style-name="ce10" office:value-type="float" office:value="100" calcext:value-type="float">
            <text:p>100.0</text:p>
          </table:table-cell>
          <table:table-cell table:style-name="ce10" office:value-type="float" office:value="105.9" calcext:value-type="float">
            <text:p>105.9</text:p>
          </table:table-cell>
          <table:table-cell table:style-name="ce11" office:value-type="float" office:value="115.9" calcext:value-type="float">
            <text:p>115.9</text:p>
          </table:table-cell>
          <table:table-cell table:style-name="ce11" office:value-type="float" office:value="105.1" calcext:value-type="float">
            <text:p>105.1</text:p>
          </table:table-cell>
          <table:table-cell table:style-name="ce10" office:value-type="float" office:value="104.7" calcext:value-type="float">
            <text:p>104.7</text:p>
          </table:table-cell>
          <table:table-cell table:style-name="ce10" office:value-type="float" office:value="118.6" calcext:value-type="float">
            <text:p>118.6</text:p>
          </table:table-cell>
          <table:table-cell table:style-name="ce11" office:value-type="float" office:value="109.4" calcext:value-type="float">
            <text:p>109.4</text:p>
          </table:table-cell>
          <table:table-cell table:style-name="ce11" office:value-type="float" office:value="124.1" calcext:value-type="float">
            <text:p>124.1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5">
          <table:table-cell table:style-name="ce5"/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ademy" svg:font-family="Academy"/>
    <style:font-face style:name="Arial" svg:font-family="Arial"/>
    <style:font-face style:name="Arial CE" svg:font-family="'Arial CE'"/>
    <style:font-face style:name="Arial Cyr" svg:font-family="'Arial Cyr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Roboto" svg:font-family="Roboto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0" number:min-decimal-places="0" number:min-integer-digits="1" number:grouping="true"/>
      <number:text>р.</number:text>
    </number:number-style>
    <number:number-style style:name="N12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6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47">
      <number:month/>
      <number:text>/</number:text>
      <number:day/>
      <number:text>/</number:text>
      <number:year number:style="long"/>
    </number:dat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72">
      <number:minutes number:style="long"/>
      <number:text>:</number:text>
      <number:seconds number:style="long" number:decimal-places="1"/>
    </number:time-style>
    <number:time-style style:name="N143">
      <number:hours/>
      <number:text>:</number:text>
      <number:minutes number:style="long"/>
      <number:text> </number:text>
      <number:am-pm/>
    </number:time-style>
    <number:currency-style style:name="N16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 number:textual="true"/>
      <number:text>-</number:text>
      <number:year/>
    </number:date-style>
    <number:number-style style:name="N174">
      <number:number number:decimal-places="1" number:min-decimal-places="1" number:min-integer-digits="1" number:grouping="true"/>
    </number:number-style>
    <number:date-style style:name="N145">
      <number:day/>
      <number:text>-</number:text>
      <number:month number:textual="true"/>
    </number:date-style>
    <number:date-style style:name="N146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urrency0" style:family="table-cell" style:parent-style-name="Default" style:data-style-name="N126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" style:family="table-cell" style:parent-style-name="Default" style:data-style-name="N4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eading_20_1_20_1" style:display-name="Heading 1 1" style:family="table-cell" style:parent-style-name="Default">
      <style:text-properties style:use-window-font-color="true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size-complex="18pt" style:font-style-complex="normal" style:font-weight-complex="bold"/>
    </style:style>
    <style:style style:name="Heading_20_2_20_2" style:display-name="Heading 2 2" style:family="table-cell" style:parent-style-name="Default"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Iau_3f_iue_5f__3f_ac_3f_.oaa.90-92" style:display-name="Iau?iue_?ac?.oaa.90-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cademy" fo:font-family="Academy" fo:font-size="12pt" fo:font-style="normal" fo:text-shadow="none" style:text-underline-style="none" fo:font-weight="normal" style:font-size-asian="12pt" style:font-style-asian="normal" style:font-weight-asian="normal" style:font-name-complex="Academy" style:font-family-complex="Academy" style:font-size-complex="12pt" style:font-style-complex="normal" style:font-weight-complex="normal"/>
    </style:style>
    <style:style style:name="Normální_20_6" style:display-name="Normální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Ouny_3f_e_20__5b_0_5d__5f_Eeno1" style:display-name="Ouny?e [0]_Eeno1" style:family="table-cell" style:parent-style-name="Default" style:data-style-name="N138"/>
    <style:style style:name="Ouny_3f_e_5f_Eeno1" style:display-name="Ouny?e_Eeno1" style:family="table-cell" style:parent-style-name="Default" style:data-style-name="N134"/>
    <style:style style:name="S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3_5f_mis_5f_НПС_28_объем_29_" style:display-name="S3_mis_НПС(объем)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S4_20_3_20_2" style:display-name="S4 3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4_5f_mis_5f_НПС_28_объем_29_" style:display-name="S4_mis_НПС(объем)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S5_5f_mis_5f_НПС_28_объем_29_" style:display-name="S5_mis_НПС(объем)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S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S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S8_5f_mis_5f_НПС_28_объем_29_" style:display-name="S8_mis_НПС(объем)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S9_5f_mis_5f_НПС_28_объем_29_" style:display-name="S9_mis_НПС(объем)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fo:border-top="1.76pt double-thin #000000" style:border-line-width-top="0.0071in 0.0102in 0.0071in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Îáû_f7_íûé_5f_93ãîä_20__28_2_29_" style:display-name="Îáû÷íûé_93ãîä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cademy" fo:font-family="Academy" fo:font-size="8pt" fo:font-style="normal" fo:text-shadow="none" style:text-underline-style="none" fo:font-weight="normal" style:font-size-asian="8pt" style:font-style-asian="normal" style:font-weight-asian="normal" style:font-name-complex="Academy" style:font-family-complex="Academy" style:font-size-complex="8pt" style:font-style-complex="normal" style:font-weight-complex="normal"/>
    </style:style>
    <style:style style:name="Òûñÿ_f7_è_20__5b_0_5d__5f_Ëèñò1" style:display-name="Òûñÿ÷è [0]_Ëèñò1" style:family="table-cell" style:parent-style-name="Default" style:data-style-name="N138"/>
    <style:style style:name="Òûñÿ_f7_è_5f_Ëèñò1" style:display-name="Òûñÿ÷è_Ëèñò1" style:family="table-cell" style:parent-style-name="Default" style:data-style-name="N134"/>
    <style:style style:name="Денежный_20_2" style:display-name="Денежный 2" style:family="table-cell" style:parent-style-name="Default" style:data-style-name="N130"/>
    <style:style style:name="Обычный_20_2_20_2" style:display-name="Обычный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20_3" style:display-name="Обычный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Обычный_20_3_20_2" style:display-name="Обычный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Обычный_20_3_20_3" style:display-name="Обычный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5" style:display-name="Обычный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6" style:display-name="Обычный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6_20_2" style:display-name="Обычный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7" style:display-name="Обычный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20_7_20_2" style:display-name="Обычный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Обычный_20_8" style:display-name="Обычный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9" style:display-name="Обычный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Обычный_5f_Лист17" style:display-name="Обычный_Лист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cademy" fo:font-family="Academy" fo:font-size="8pt" fo:font-style="normal" fo:text-shadow="none" style:text-underline-style="none" fo:font-weight="normal" style:font-size-asian="8pt" style:font-style-asian="normal" style:font-weight-asian="normal" style:font-name-complex="Academy" style:font-family-complex="Academy" style:font-size-complex="8pt" style:font-style-complex="normal" style:font-weight-complex="normal"/>
    </style:style>
    <style:style style:name="Процентный_20_2" style:display-name="Процентный 2" style:family="table-cell" style:parent-style-name="Default" style:data-style-name="N10"/>
    <style:style style:name="Тысячи_5f_Sheet1" style:display-name="Тысячи_Sheet1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Финансовый_20_2_20_2" style:display-name="Финансовый 2 2" style:family="table-cell" style:parent-style-name="Default" style:data-style-name="N134"/>
    <style:style style:name="Финансовый_20_2_20_3" style:display-name="Финансовый 2 3" style:family="table-cell" style:parent-style-name="Default" style:data-style-name="N134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2010-2024" style:display-name="PageStyle_2010-20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Corporation</meta:initial-creator>
    <meta:creation-date>1996-10-08T23:32:33</meta:creation-date>
    <dc:date>2025-05-04T11:40:05.178015268</dc:date>
    <meta:generator>LibreOffice/7.3.7.2$Linux_X86_64 LibreOffice_project/30$Build-2</meta:generator>
    <meta:editing-duration>PT1M1S</meta:editing-duration>
    <meta:editing-cycles>2</meta:editing-cycles>
    <meta:document-statistic meta:table-count="1" meta:cell-count="180" meta:object-count="0"/>
    <meta:user-defined meta:name="AppVersion">16.0300</meta:user-defined>
  </office:meta>
</office:document-meta>
</file>